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text-properties officeooo:paragraph-rsid="0008faa2"/>
    </style:style>
    <style:style style:name="P2" style:family="paragraph" style:parent-style-name="Standard" style:list-style-name="L1">
      <style:text-properties officeooo:paragraph-rsid="000a59f9"/>
    </style:style>
    <style:style style:name="P3" style:family="paragraph" style:parent-style-name="Standard" style:list-style-name="L1">
      <style:text-properties officeooo:paragraph-rsid="000b30d6"/>
    </style:style>
    <style:style style:name="P4" style:family="paragraph" style:parent-style-name="Standard" style:list-style-name="L1">
      <style:text-properties officeooo:paragraph-rsid="000b6201"/>
    </style:style>
    <style:style style:name="P5" style:family="paragraph" style:parent-style-name="Standard" style:list-style-name="L1">
      <style:text-properties officeooo:paragraph-rsid="000feac1"/>
    </style:style>
    <style:style style:name="P6" style:family="paragraph" style:parent-style-name="Standard" style:list-style-name="L1">
      <style:text-properties officeooo:rsid="0018935d" officeooo:paragraph-rsid="0018935d"/>
    </style:style>
    <style:style style:name="P7" style:family="paragraph" style:parent-style-name="Standard">
      <style:text-properties officeooo:rsid="0018935d" officeooo:paragraph-rsid="0018935d"/>
    </style:style>
    <style:style style:name="T1" style:family="text">
      <style:text-properties officeooo:rsid="000a59f9"/>
    </style:style>
    <style:style style:name="T2" style:family="text">
      <style:text-properties officeooo:rsid="000b30d6"/>
    </style:style>
    <style:style style:name="T3" style:family="text">
      <style:text-properties officeooo:rsid="000b7fee"/>
    </style:style>
    <style:style style:name="T4" style:family="text">
      <style:text-properties officeooo:rsid="000bc361"/>
    </style:style>
    <style:style style:name="T5" style:family="text">
      <style:text-properties officeooo:rsid="000d51ab"/>
    </style:style>
    <style:style style:name="T6" style:family="text">
      <style:text-properties officeooo:rsid="000eb4bc"/>
    </style:style>
    <style:style style:name="T7" style:family="text">
      <style:text-properties officeooo:rsid="000f4937"/>
    </style:style>
    <style:style style:name="T8" style:family="text">
      <style:text-properties officeooo:rsid="000f6f4e"/>
    </style:style>
    <style:style style:name="T9" style:family="text">
      <style:text-properties officeooo:rsid="000feac1"/>
    </style:style>
    <style:style style:name="T10" style:family="text">
      <style:text-properties officeooo:rsid="001516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SEQ UNIV Refresh</text:h>
      <text:list xml:id="list2301515302743767989" text:style-name="L1">
        <text:list-item>
          <text:p text:style-name="P2">As being a hedge fund, <text:span text:style-name="T3">in D E Shaw </text:span>we <text:span text:style-name="T4">needed the </text:span>data of many stock markets <text:span text:style-name="T5">to run the market prediction algorithms</text:span>. <text:span text:style-name="T5">It was the responsibility of our team to store the data coming from different stock exchanges in our in-house DB format and to make them available to our clients which were the quant teams.</text:span></text:p>
        </text:list-item>
        <text:list-item>
          <text:p text:style-name="P2"><text:span text:style-name="T6">There, w</text:span>e <text:span text:style-name="T6">we</text:span>re storing data of many stock exchanges from 1989.</text:p>
        </text:list-item>
        <text:list-item>
          <text:p text:style-name="P2">Data comes from these exchanges in the raw format that is <text:span text:style-name="T6">in </text:span>raw files. <text:span text:style-name="T6">There w</text:span>e store all the daily raw files for all these exchanges.</text:p>
        </text:list-item>
        <text:list-item>
          <text:p text:style-name="P2">We <text:span text:style-name="T6">used to</text:span> extract the information(data) from these raw files according to our needs.</text:p>
        </text:list-item>
        <text:list-item>
          <text:p text:style-name="P2">We <text:span text:style-name="T6">used to </text:span>extract the data from these raw files, processe them and store them in our database format.</text:p>
        </text:list-item>
        <text:list-item>
          <text:p text:style-name="P3">Suppose, if from some exchange the data comes which have 11 attributes per row, then raw files will contain all the 11 attributes, but we can extract the data from these raw files a<text:span text:style-name="T1">s per</text:span> our needs.</text:p>
        </text:list-item>
        <text:list-item>
          <text:p text:style-name="P3">If we extract all the attributes, means all the data from the raw files and store them in our database after processing, then we <text:span text:style-name="T6">were </text:span>call<text:span text:style-name="T6">ing</text:span> th<text:span text:style-name="T6">at</text:span> data comprehensive <text:span text:style-name="T2">and if we were storing only certain attributes then the data was called non-comprehensive.</text:span></text:p>
        </text:list-item>
        <text:list-item>
          <text:p text:style-name="P3">From 1989 to 2005, we were extracting only non-comprehensive data <text:span text:style-name="T7">as per our need</text:span> and storing in our database. <text:span text:style-name="T7">A</text:span>fter 2005, we are storing comprehensive data. </text:p>
        </text:list-item>
        <text:list-item>
          <text:p text:style-name="P3">But, now we require<text:span text:style-name="T7">d</text:span> the comprehensive data for all the years that is from 1989 to <text:span text:style-name="T7">2013 for US equities.</text:span></text:p>
        </text:list-item>
        <text:list-item>
          <text:p text:style-name="P4">For faster <text:span text:style-name="T10">search</text:span>, we also keep daily indexes for the data. These index sets are called UNIV.</text:p>
        </text:list-item>
        <text:list-item>
          <text:p text:style-name="P4">The univs for those previous years <text:span text:style-name="T8">we</text:span>re also for non-comprehensive data.</text:p>
        </text:list-item>
        <text:list-item>
          <text:p text:style-name="P4">So, my task was to<text:span text:style-name="T10"> </text:span>convert the UNIV of those previous years for non-comprehensive to comprehensive.</text:p>
        </text:list-item>
        <text:list-item>
          <text:p text:style-name="P5"><text:span text:style-name="T9">I have worked on that project with my associate director Madhu Kiran. </text:span>Initially, it was looking a simple <text:span text:style-name="T9">5 day</text:span> project, but after some time we found that there were many errors in previous indexes (aronud 20k errors of many <text:soft-page-break/>different types), and this project proved one of the most difficult project there. It took around 2 months.</text:p>
        </text:list-item>
        <text:list-item>
          <text:p text:style-name="P6"/>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0</meta:editing-cycles>
    <meta:creation-date>2016-08-16T07:20:00</meta:creation-date>
    <dc:date>2016-09-19T15:54:37.999546031</dc:date>
    <meta:editing-duration>PT2H53M43S</meta:editing-duration>
    <meta:generator>LibreOffice/5.1.4.2$Linux_X86_64 LibreOffice_project/10m0$Build-2</meta:generator>
    <meta:document-statistic meta:table-count="0" meta:image-count="0" meta:object-count="0" meta:page-count="2" meta:paragraph-count="15" meta:word-count="372" meta:character-count="2031" meta:non-whitespace-character-count="168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